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Fine_20_Dashed" draw:marker-start="Arrow" draw:fill="none" draw:textarea-vertical-align="middle" draw:shadow-offset-x="0.203cm" draw:shadow-offset-y="0.203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86cm"/>
    </style:style>
    <style:style style:name="gr8" style:family="graphic" style:parent-style-name="objectwithoutfill">
      <style:graphic-properties draw:stroke="dash" draw:stroke-dash="Fine_20_Dashed" draw:marker-start="Arrow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style:protect="size"/>
    </style:style>
    <style:style style:name="gr10" style:family="graphic" style:parent-style-name="standard">
      <style:graphic-properties draw:fill="none" draw:textarea-vertical-align="middle" draw:auto-grow-height="false" fo:min-height="3.723cm" fo:min-width="0cm"/>
    </style:style>
    <style:style style:name="gr11" style:family="graphic" style:parent-style-name="objectwithoutfill">
      <style:graphic-properties svg:stroke-width="0cm" draw:marker-start="" draw:marker-start-width="0.127cm" draw:marker-end-width="0.127cm" draw:fill="none" draw:textarea-vertical-align="middle" fo:padding-top="0.1cm" fo:padding-bottom="0.1cm" fo:padding-left="0.225cm" fo:padding-right="0.2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.599cm" svg:y1="12.198cm" svg:x2="12.14cm" svg:y2="8.007cm">
          <text:p/>
        </draw:line>
        <draw:ellipse draw:style-name="gr2" draw:text-style-name="P2" draw:layer="layout" svg:width="3.456cm" svg:height="5.08cm" svg:x="2.107cm" svg:y="9.704cm" draw:kind="arc" draw:start-angle="1.08" draw:end-angle="35.86">
          <text:p/>
        </draw:ellipse>
        <draw:frame draw:style-name="gr3" draw:text-style-name="P2" draw:layer="layout" svg:width="1.999cm" svg:height="0.999cm" svg:x="8.002cm" svg:y="8.8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.999cm" svg:height="0.999cm" svg:x="7.992cm" svg:y="8.8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.999cm" svg:height="0.999cm" svg:x="4.023cm" svg:y="11.4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889cm" svg:height="0.479cm" svg:x="8.874cm" svg:y="12.3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15.218cm" svg:y1="12.198cm" svg:x2="1.599cm" svg:y2="12.198cm">
          <text:p/>
        </draw:line>
        <draw:line draw:style-name="gr5" draw:text-style-name="P1" draw:layer="layout" svg:x1="12.14cm" svg:y1="8.007cm" svg:x2="12.14cm" svg:y2="12.198cm">
          <text:p/>
        </draw:line>
        <draw:g>
          <draw:line draw:style-name="gr6" draw:text-style-name="P1" draw:layer="layout" svg:x1="2.397cm" svg:y1="4.114cm" svg:x2="4.052cm" svg:y2="6.624cm">
            <text:p/>
          </draw:line>
          <draw:line draw:style-name="gr6" draw:text-style-name="P1" draw:layer="layout" svg:x1="6.399cm" svg:y1="5.076cm" svg:x2="4.052cm" svg:y2="6.624cm">
            <text:p/>
          </draw:line>
          <draw:frame draw:style-name="gr7" draw:text-style-name="P3" draw:layer="layout" svg:width="2.3cm" svg:height="1.936cm" draw:transform="rotate (0.582416371390508) translate (1.515cm 4.397cm)">
            <draw:text-box>
              <text:p>Z</text:p>
            </draw:text-box>
          </draw:frame>
          <draw:frame draw:style-name="gr7" draw:text-style-name="P3" draw:layer="layout" svg:width="2.301cm" svg:height="1.936cm" draw:transform="rotate (0.583114503091305) translate (5.852cm 5.358cm)">
            <draw:text-box>
              <text:p>R</text:p>
            </draw:text-box>
          </draw:frame>
          <draw:line draw:style-name="gr8" draw:text-style-name="P1" draw:layer="layout" svg:x1="6.4cm" svg:y1="6.624cm" svg:x2="4.053cm" svg:y2="6.624cm">
            <text:p/>
          </draw:line>
          <draw:line draw:style-name="gr8" draw:text-style-name="P1" draw:layer="layout" svg:x1="4.052cm" svg:y1="4.063cm" svg:x2="4.053cm" svg:y2="6.624cm">
            <text:p/>
          </draw:line>
          <draw:circle draw:style-name="gr2" draw:text-style-name="P2" draw:layer="layout" svg:width="2.506cm" svg:height="2.506cm" svg:x="2.812cm" svg:y="5.335cm" draw:kind="arc" draw:start-angle="0" draw:end-angle="90">
            <text:p/>
          </draw:circle>
          <draw:circle draw:style-name="gr2" draw:text-style-name="P2" draw:layer="layout" svg:width="2.118cm" svg:height="2.118cm" svg:x="2.989cm" svg:y="5.629cm" draw:kind="arc" draw:start-angle="36.07" draw:end-angle="121.28">
            <text:p/>
          </draw:circle>
          <draw:circle draw:style-name="gr2" draw:text-style-name="P2" draw:layer="layout" svg:width="1.286cm" svg:height="1.286cm" svg:x="11.533cm" svg:y="7.342cm" draw:kind="arc" draw:start-angle="0" draw:end-angle="92.99">
            <text:p/>
          </draw:circle>
        </draw:g>
        <draw:frame draw:style-name="gr3" draw:text-style-name="P2" draw:layer="layout" svg:width="1.567cm" svg:height="0.517cm" draw:transform="rotate (0.357268897883239) translate (7.561cm 9.207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ellipse draw:style-name="gr2" draw:text-style-name="P2" draw:layer="layout" svg:width="2.286cm" svg:height="2.54cm" svg:x="10.996cm" svg:y="10.928cm" draw:kind="arc" draw:start-angle="90" draw:end-angle="180">
          <text:p/>
        </draw:ellipse>
        <draw:custom-shape draw:style-name="gr9" draw:text-style-name="P2" draw:layer="layout" svg:width="0.102cm" svg:height="0.102cm" svg:x="11.551cm" svg:y="11.61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4.191cm" svg:x="12.167cm" svg:y="8.0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2.981cm" svg:height="0.542cm" svg:x="12.578cm" svg:y="9.8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855cm" svg:height="0.458cm" svg:x="13.059cm" svg:y="8.1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1" draw:layer="layout" svg:x1="15.218cm" svg:y1="7.985cm" svg:x2="12.17cm" svg:y2="7.985cm">
          <text:p/>
        </draw:line>
        <draw:line draw:style-name="gr6" draw:text-style-name="P1" draw:layer="layout" svg:x1="12.167cm" svg:y1="3.795cm" svg:x2="12.14cm" svg:y2="8.007cm">
          <text:p/>
        </draw:line>
        <draw:line draw:style-name="gr6" draw:text-style-name="P1" draw:layer="layout" svg:x1="10.174cm" svg:y1="3.808cm" svg:x2="12.14cm" svg:y2="8cm">
          <text:p/>
        </draw:line>
        <draw:ellipse draw:style-name="gr2" draw:text-style-name="P2" draw:layer="layout" svg:width="3.556cm" svg:height="3.387cm" svg:x="10.024cm" svg:y="6.307cm" draw:kind="arc" draw:start-angle="0.55" draw:end-angle="104.26">
          <text:p/>
        </draw:ellipse>
        <draw:frame draw:style-name="gr3" draw:text-style-name="P2" draw:layer="layout" svg:width="0.487cm" svg:height="0.242cm" svg:x="12.435cm" svg:y="7.2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1" draw:text-style-name="P1" draw:layer="layout" svg:x1="10.174cm" svg:y1="3.808cm" svg:x2="12.167cm" svg:y2="3.809cm">
          <text:p/>
        </draw:line>
        <draw:ellipse draw:style-name="gr2" draw:text-style-name="P2" draw:layer="layout" svg:width="2.159cm" svg:height="2.388cm" svg:x="9.496cm" svg:y="2.549cm" draw:kind="arc" draw:start-angle="276.87" draw:end-angle="356.83">
          <text:p/>
        </draw:ellipse>
        <draw:frame draw:style-name="gr3" draw:text-style-name="P2" draw:layer="layout" svg:width="1.109cm" svg:height="0.25cm" svg:x="10.43cm" svg:y="4.0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0" draw:text-style-name="P1" draw:layer="layout" svg:width="0.381cm" svg:height="4.191cm" svg:x="12.167cm" svg:y="3.8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7.119cm" svg:height="0.542cm" svg:x="12.578cm" svg:y="5.6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1.728cm" svg:height="0.53cm" draw:transform="rotate (-1.12294484073315) translate (10.622cm 4.937cm)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0.889cm" svg:height="0.479cm" svg:x="4.672cm" svg:y="6.7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ellipse draw:style-name="gr2" draw:text-style-name="P2" draw:layer="layout" svg:width="0.881cm" svg:height="0.748cm" draw:transform="rotate (1.60814637278758) translate (11.807cm 4.234cm)" draw:kind="arc" draw:start-angle="91.95" draw:end-angle="177.18">
          <text:p/>
        </draw:ellipse>
        <draw:custom-shape draw:style-name="gr9" draw:text-style-name="P2" draw:layer="layout" svg:width="0.102cm" svg:height="0.102cm" svg:x="11.951cm" svg:y="3.91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02cm" svg:height="0.102cm" svg:x="4.81cm" svg:y="5.826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02cm" svg:height="0.102cm" svg:x="4.151cm" svg:y="6.01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02cm" svg:height="0.102cm" svg:x="12.328cm" svg:y="7.73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02cm" svg:height="0.102cm" svg:x="1.497cm" svg:y="12.14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02cm" svg:height="0.102cm" svg:x="15.218cm" svg:y="12.146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999cm" svg:height="0.999cm" svg:x="6.336cm" svg:y="7.4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1.117cm" svg:height="0.53cm" svg:x="1.345cm" svg:y="12.3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1.139cm" svg:height="0.53cm" svg:x="15.07cm" svg:y="12.3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4:04:39.971265229</meta:creation-date>
    <dc:date>2020-03-04T14:24:29.041488054</dc:date>
    <meta:editing-duration>PT18H57M42S</meta:editing-duration>
    <meta:editing-cycles>57</meta:editing-cycles>
    <meta:generator>LibreOffice/6.1.5.2$Linux_X86_64 LibreOffice_project/10$Build-2</meta:generator>
    <meta:document-statistic meta:object-count="4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row>
          <mo fence="true" stretchy="false">|</mo>
          <mrow>
            <msub>
              <mi mathvariant="italic">dymet</mi>
              <mi mathvariant="italic">axis</mi>
            </msub>
          </mrow>
          <mo fence="true" stretchy="false">|</mo>
        </mrow>
        <mo stretchy="false">⋅</mo>
        <mi>sin</mi>
      </mrow>
      <mrow>
        <mrow>
          <mo fence="true" stretchy="false">(</mo>
          <mrow>
            <mrow>
              <mi>π</mi>
              <mo stretchy="false">−</mo>
              <mi>α</mi>
            </mrow>
          </mrow>
          <mo fence="true" stretchy="false">)</mo>
        </mrow>
        <mo stretchy="false">=</mo>
        <mrow>
          <mrow>
            <mo fence="true" stretchy="false">|</mo>
            <mrow>
              <msub>
                <mi mathvariant="italic">dymet</mi>
                <mi mathvariant="italic">axis</mi>
              </msub>
            </mrow>
            <mo fence="true" stretchy="false">|</mo>
          </mrow>
          <mo stretchy="false">⋅</mo>
          <mi>sin</mi>
        </mrow>
      </mrow>
      <mrow>
        <mo fence="true" stretchy="false">(</mo>
        <mrow>
          <mi>α</mi>
        </mrow>
        <mo fence="true" stretchy="false">)</mo>
      </mrow>
    </mrow>
    <annotation encoding="StarMath 5.0">lline dymet_axis rline  cdot sin( %pi - %alpha )  = lline dymet_axis rline cdot sin(%alpha ) </annotation>
  </semantics>
</math>
</file>

<file path=Object 11/content.xml><?xml version="1.0" encoding="utf-8"?>
<math xmlns="http://www.w3.org/1998/Math/MathML" display="block">
  <semantics>
    <mstyle mathvariant="bold">
      <msub>
        <mi mathvariant="italic">dymet</mi>
        <mi mathvariant="italic">axis</mi>
      </msub>
    </mstyle>
    <annotation encoding="StarMath 5.0">bold dymet_axis</annotation>
  </semantics>
</math>
</file>

<file path=Object 12/content.xml><?xml version="1.0" encoding="utf-8"?>
<math xmlns="http://www.w3.org/1998/Math/MathML" display="block">
  <semantics>
    <mstyle mathvariant="bold">
      <msub>
        <mi>θ</mi>
        <mi mathvariant="italic">axis</mi>
      </msub>
    </mstyle>
    <annotation encoding="StarMath 5.0">bold %theta_axis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style mathvariant="bold">
      <msub>
        <mi>O</mi>
        <mi mathvariant="italic">point</mi>
      </msub>
    </mstyle>
    <annotation encoding="StarMath 5.0">bold O_point</annotation>
  </semantics>
</math>
</file>

<file path=Object 15/content.xml><?xml version="1.0" encoding="utf-8"?>
<math xmlns="http://www.w3.org/1998/Math/MathML" display="block">
  <semantics>
    <mstyle mathvariant="bold">
      <msub>
        <mi>X</mi>
        <mi mathvariant="italic">point</mi>
      </msub>
    </mstyle>
    <annotation encoding="StarMath 5.0">bold X_point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i>β</mi>
    <annotation encoding="StarMath 5.0">%beta </annotation>
  </semantics>
</math>
</file>

<file path=Object 4/content.xml><?xml version="1.0" encoding="utf-8"?>
<math xmlns="http://www.w3.org/1998/Math/MathML" display="block">
  <semantics>
    <mstyle mathvariant="bold">
      <msub>
        <mi>θ</mi>
        <mi mathvariant="italic">axis</mi>
      </msub>
    </mstyle>
    <annotation encoding="StarMath 5.0">bold %theta_axis</annotation>
  </semantics>
</math>
</file>

<file path=Object 5/content.xml><?xml version="1.0" encoding="utf-8"?>
<math xmlns="http://www.w3.org/1998/Math/MathML" display="block">
  <semantics>
    <mstyle mathvariant="bold">
      <msub>
        <mi mathvariant="italic">ymet</mi>
        <mi mathvariant="italic">axis</mi>
      </msub>
    </mstyle>
    <annotation encoding="StarMath 5.0">bold ymet_axis</annotation>
  </semantics>
</math>
</file>

<file path=Object 6/content.xml><?xml version="1.0" encoding="utf-8"?>
<math xmlns="http://www.w3.org/1998/Math/MathML" display="block">
  <semantics>
    <mrow>
      <mrow>
        <mrow>
          <mo fence="true" stretchy="false">|</mo>
          <mrow>
            <msub>
              <mi mathvariant="italic">ymet</mi>
              <mi mathvariant="italic">axis</mi>
            </msub>
          </mrow>
          <mo fence="true" stretchy="false">|</mo>
        </mrow>
        <mo stretchy="false">⋅</mo>
        <mi>sin</mi>
      </mrow>
      <mrow>
        <mo fence="true" stretchy="false">(</mo>
        <mrow>
          <mi>β</mi>
        </mrow>
        <mo fence="true" stretchy="false">)</mo>
      </mrow>
    </mrow>
    <annotation encoding="StarMath 5.0">lline ymet_axis rline cdot sin( %beta ) </annotation>
  </semantics>
</math>
</file>

<file path=Object 7/content.xml><?xml version="1.0" encoding="utf-8"?>
<math xmlns="http://www.w3.org/1998/Math/MathML" display="block">
  <semantics>
    <msub>
      <mi>θ</mi>
      <mi mathvariant="italic">axis</mi>
    </msub>
    <annotation encoding="StarMath 5.0">%theta_axis</annotation>
  </semantics>
</math>
</file>

<file path=Object 8/content.xml><?xml version="1.0" encoding="utf-8"?>
<math xmlns="http://www.w3.org/1998/Math/MathML" display="block">
  <semantics>
    <mi>α</mi>
    <annotation encoding="StarMath 5.0">%alpha </annotation>
  </semantics>
</math>
</file>

<file path=Object 9/content.xml><?xml version="1.0" encoding="utf-8"?>
<math xmlns="http://www.w3.org/1998/Math/MathML" display="block">
  <semantics>
    <mrow>
      <mi>π</mi>
      <mo stretchy="false">−</mo>
      <mi>α</mi>
    </mrow>
    <annotation encoding="StarMath 5.0">%pi - %alpha </annotation>
  </semantics>
</math>
</file>